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421FE7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ocument.total" text:name="py3o.document.total"/>
        <text:user-field-decl office:value-type="string" office:string-value="Line Value 3" text:name="py3o.line.val3"/>
        <text:user-field-decl office:value-type="string" office:string-value="Invoice.Amount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 Value 1" text:name="py3o.line.val1"/>
        <text:user-field-decl office:value-type="string" office:string-value="Line Value 2" text:name="py3o.line.val2"/>
      </text:user-field-decls>
      <text:p text:style-name="Title">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staticimage.logo" text:anchor-type="as-char" svg:width="4.369cm" svg:height="1.78cm" draw:z-index="0"><draw:image xlink:href="Pictures/10000201000000C80000006421FE7E15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Florent Aide</meta:initial-creator>
    <meta:creation-date>2010-09-07T17:55:48</meta:creation-date>
    <dc:date>2015-06-11T16:59:45.059443933</dc:date>
    <dc:language>en-GB</dc:language>
    <meta:editing-cycles>23</meta:editing-cycles>
    <meta:editing-duration>PT3H4M49S</meta:editing-duration>
    <dc:creator>Florent Aide</dc:creator>
    <meta:document-statistic meta:table-count="0" meta:image-count="1" meta:object-count="0" meta:page-count="1" meta:paragraph-count="2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